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opertiesFactoryBean.isSinglet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iesFactoryBean.createPropert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iesFactoryBean.setSingleton( boolean singlet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iesFactoryBean.getObjec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ropertiesFactoryBean.afterPropertiesSe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ropertiesFactoryBean.getObjec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